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3" table:default-cell-style-name="ce7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:.L1])" office:value-type="string" office:string-value="tops[0][0] = sliceData[0]" calcext:value-type="string">
            <text:p>tops[0][0] = sliceData[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:.L2])" office:value-type="string" office:string-value="tops[0][1] = sliceData[1]" calcext:value-type="string">
            <text:p>tops[0][1] = sliceData[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]+1" office:value-type="float" office:value="2" calcext:value-type="float">
            <text:p>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:.L3])" office:value-type="string" office:string-value="tops[0][2] = sliceData[2]" calcext:value-type="string">
            <text:p>tops[0][2] = sliceData[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3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]+1" office:value-type="float" office:value="3" calcext:value-type="float">
            <text:p>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:.L4])" office:value-type="string" office:string-value="tops[0][3] = sliceData[3]" calcext:value-type="string">
            <text:p>tops[0][3] = sliceData[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4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]+1" office:value-type="float" office:value="4" calcext:value-type="float">
            <text:p>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:.L5])" office:value-type="string" office:string-value="tops[0][4] = sliceData[4]" calcext:value-type="string">
            <text:p>tops[0][4] = sliceData[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5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]+1" office:value-type="float" office:value="5" calcext:value-type="float">
            <text:p>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:.L6])" office:value-type="string" office:string-value="tops[0][5] = sliceData[5]" calcext:value-type="string">
            <text:p>tops[0][5] = sliceData[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]+1" office:value-type="float" office:value="6" calcext:value-type="float">
            <text:p>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:.L7])" office:value-type="string" office:string-value="tops[1][0] = sliceData[6]" calcext:value-type="string">
            <text:p>tops[1][0] = sliceData[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]" office:value-type="float" office:value="1" calcext:value-type="float">
            <text:p>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7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]+1" office:value-type="float" office:value="7" calcext:value-type="float">
            <text:p>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:.L8])" office:value-type="string" office:string-value="tops[1][1] = sliceData[7]" calcext:value-type="string">
            <text:p>tops[1][1] = sliceData[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]" office:value-type="float" office:value="1" calcext:value-type="float">
            <text:p>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8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]+1" office:value-type="float" office:value="8" calcext:value-type="float">
            <text:p>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:.L9])" office:value-type="string" office:string-value="tops[1][2] = sliceData[8]" calcext:value-type="string">
            <text:p>tops[1][2] = sliceData[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9]" office:value-type="float" office:value="1" calcext:value-type="float">
            <text:p>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9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]+1" office:value-type="float" office:value="9" calcext:value-type="float">
            <text:p>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:.L10])" office:value-type="string" office:string-value="tops[1][3] = sliceData[9]" calcext:value-type="string">
            <text:p>tops[1][3] = sliceData[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]" office:value-type="float" office:value="1" calcext:value-type="float">
            <text:p>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0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]+1" office:value-type="float" office:value="10" calcext:value-type="float">
            <text:p>1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:.L11])" office:value-type="string" office:string-value="tops[1][4] = sliceData[10]" calcext:value-type="string">
            <text:p>tops[1][4] = sliceData[1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]" office:value-type="float" office:value="1" calcext:value-type="float">
            <text:p>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1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]+1" office:value-type="float" office:value="11" calcext:value-type="float">
            <text:p>1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:.L12])" office:value-type="string" office:string-value="tops[1][5] = sliceData[11]" calcext:value-type="string">
            <text:p>tops[1][5] = sliceData[1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]+1" office:value-type="float" office:value="2" calcext:value-type="float">
            <text:p>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]+1" office:value-type="float" office:value="12" calcext:value-type="float">
            <text:p>1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:.L13])" office:value-type="string" office:string-value="tops[2][0] = sliceData[12]" calcext:value-type="string">
            <text:p>tops[2][0] = sliceData[1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]" office:value-type="float" office:value="2" calcext:value-type="float">
            <text:p>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3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]+1" office:value-type="float" office:value="13" calcext:value-type="float">
            <text:p>1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:.L14])" office:value-type="string" office:string-value="tops[2][1] = sliceData[13]" calcext:value-type="string">
            <text:p>tops[2][1] = sliceData[1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]" office:value-type="float" office:value="2" calcext:value-type="float">
            <text:p>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4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]+1" office:value-type="float" office:value="14" calcext:value-type="float">
            <text:p>1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:.L15])" office:value-type="string" office:string-value="tops[2][2] = sliceData[14]" calcext:value-type="string">
            <text:p>tops[2][2] = sliceData[1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5]" office:value-type="float" office:value="2" calcext:value-type="float">
            <text:p>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5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]+1" office:value-type="float" office:value="15" calcext:value-type="float">
            <text:p>1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:.L16])" office:value-type="string" office:string-value="tops[2][3] = sliceData[15]" calcext:value-type="string">
            <text:p>tops[2][3] = sliceData[1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]" office:value-type="float" office:value="2" calcext:value-type="float">
            <text:p>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6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]+1" office:value-type="float" office:value="16" calcext:value-type="float">
            <text:p>1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:.L17])" office:value-type="string" office:string-value="tops[2][4] = sliceData[16]" calcext:value-type="string">
            <text:p>tops[2][4] = sliceData[1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]" office:value-type="float" office:value="2" calcext:value-type="float">
            <text:p>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7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]+1" office:value-type="float" office:value="17" calcext:value-type="float">
            <text:p>1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:.L18])" office:value-type="string" office:string-value="tops[2][5] = sliceData[17]" calcext:value-type="string">
            <text:p>tops[2][5] = sliceData[1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8]+1" office:value-type="float" office:value="3" calcext:value-type="float">
            <text:p>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]+1" office:value-type="float" office:value="18" calcext:value-type="float">
            <text:p>1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:.L19])" office:value-type="string" office:string-value="tops[3][0] = sliceData[18]" calcext:value-type="string">
            <text:p>tops[3][0] = sliceData[1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]" office:value-type="float" office:value="3" calcext:value-type="float">
            <text:p>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9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]+1" office:value-type="float" office:value="19" calcext:value-type="float">
            <text:p>1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0:.L20])" office:value-type="string" office:string-value="tops[3][1] = sliceData[19]" calcext:value-type="string">
            <text:p>tops[3][1] = sliceData[1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]+1" office:value-type="float" office:value="3" calcext:value-type="float">
            <text:p>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0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0]+1" office:value-type="float" office:value="20" calcext:value-type="float">
            <text:p>2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1:.L21])" office:value-type="string" office:string-value="tops[3][2] = sliceData[20]" calcext:value-type="string">
            <text:p>tops[3][2] = sliceData[2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1]" office:value-type="float" office:value="3" calcext:value-type="float">
            <text:p>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1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1]+1" office:value-type="float" office:value="21" calcext:value-type="float">
            <text:p>2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2:.L22])" office:value-type="string" office:string-value="tops[3][3] = sliceData[21]" calcext:value-type="string">
            <text:p>tops[3][3] = sliceData[2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2]" office:value-type="float" office:value="3" calcext:value-type="float">
            <text:p>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2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2]+1" office:value-type="float" office:value="22" calcext:value-type="float">
            <text:p>2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3:.L23])" office:value-type="string" office:string-value="tops[3][4] = sliceData[22]" calcext:value-type="string">
            <text:p>tops[3][4] = sliceData[2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3]" office:value-type="float" office:value="3" calcext:value-type="float">
            <text:p>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3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3]+1" office:value-type="float" office:value="23" calcext:value-type="float">
            <text:p>2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4:.L24])" office:value-type="string" office:string-value="tops[3][5] = sliceData[23]" calcext:value-type="string">
            <text:p>tops[3][5] = sliceData[2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4]+1" office:value-type="float" office:value="4" calcext:value-type="float">
            <text:p>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4]+1" office:value-type="float" office:value="24" calcext:value-type="float">
            <text:p>2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5:.L25])" office:value-type="string" office:string-value="tops[4][0] = sliceData[24]" calcext:value-type="string">
            <text:p>tops[4][0] = sliceData[2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5]" office:value-type="float" office:value="4" calcext:value-type="float">
            <text:p>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5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5]+1" office:value-type="float" office:value="25" calcext:value-type="float">
            <text:p>2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6:.L26])" office:value-type="string" office:string-value="tops[4][1] = sliceData[25]" calcext:value-type="string">
            <text:p>tops[4][1] = sliceData[2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2]+1" office:value-type="float" office:value="4" calcext:value-type="float">
            <text:p>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6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6]+1" office:value-type="float" office:value="26" calcext:value-type="float">
            <text:p>2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7:.L27])" office:value-type="string" office:string-value="tops[4][2] = sliceData[26]" calcext:value-type="string">
            <text:p>tops[4][2] = sliceData[2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7]" office:value-type="float" office:value="4" calcext:value-type="float">
            <text:p>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7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7]+1" office:value-type="float" office:value="27" calcext:value-type="float">
            <text:p>2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8:.L28])" office:value-type="string" office:string-value="tops[4][3] = sliceData[27]" calcext:value-type="string">
            <text:p>tops[4][3] = sliceData[2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8]" office:value-type="float" office:value="4" calcext:value-type="float">
            <text:p>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8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8]+1" office:value-type="float" office:value="28" calcext:value-type="float">
            <text:p>2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9:.L29])" office:value-type="string" office:string-value="tops[4][4] = sliceData[28]" calcext:value-type="string">
            <text:p>tops[4][4] = sliceData[2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9]" office:value-type="float" office:value="4" calcext:value-type="float">
            <text:p>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9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9]+1" office:value-type="float" office:value="29" calcext:value-type="float">
            <text:p>2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0:.L30])" office:value-type="string" office:string-value="tops[4][5] = sliceData[29]" calcext:value-type="string">
            <text:p>tops[4][5] = sliceData[2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30]+1" office:value-type="float" office:value="5" calcext:value-type="float">
            <text:p>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0]+1" office:value-type="float" office:value="30" calcext:value-type="float">
            <text:p>3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1:.L31])" office:value-type="string" office:string-value="tops[5][0] = sliceData[30]" calcext:value-type="string">
            <text:p>tops[5][0] = sliceData[3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31]" office:value-type="float" office:value="5" calcext:value-type="float">
            <text:p>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31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1]+1" office:value-type="float" office:value="31" calcext:value-type="float">
            <text:p>3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2:.L32])" office:value-type="string" office:string-value="tops[5][1] = sliceData[31]" calcext:value-type="string">
            <text:p>tops[5][1] = sliceData[3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8]+1" office:value-type="float" office:value="5" calcext:value-type="float">
            <text:p>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32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2]+1" office:value-type="float" office:value="32" calcext:value-type="float">
            <text:p>3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3:.L33])" office:value-type="string" office:string-value="tops[5][2] = sliceData[32]" calcext:value-type="string">
            <text:p>tops[5][2] = sliceData[3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33]" office:value-type="float" office:value="5" calcext:value-type="float">
            <text:p>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33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3]+1" office:value-type="float" office:value="33" calcext:value-type="float">
            <text:p>3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4:.L34])" office:value-type="string" office:string-value="tops[5][3] = sliceData[33]" calcext:value-type="string">
            <text:p>tops[5][3] = sliceData[3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34]" office:value-type="float" office:value="5" calcext:value-type="float">
            <text:p>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34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4]+1" office:value-type="float" office:value="34" calcext:value-type="float">
            <text:p>3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5:.L35])" office:value-type="string" office:string-value="tops[5][4] = sliceData[34]" calcext:value-type="string">
            <text:p>tops[5][4] = sliceData[3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35]" office:value-type="float" office:value="5" calcext:value-type="float">
            <text:p>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35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5]+1" office:value-type="float" office:value="35" calcext:value-type="float">
            <text:p>3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6:.L36])" office:value-type="string" office:string-value="tops[5][5] = sliceData[35]" calcext:value-type="string">
            <text:p>tops[5][5] = sliceData[3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36]+1" office:value-type="float" office:value="6" calcext:value-type="float">
            <text:p>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6]+1" office:value-type="float" office:value="36" calcext:value-type="float">
            <text:p>3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7:.L37])" office:value-type="string" office:string-value="tops[6][0] = sliceData[36]" calcext:value-type="string">
            <text:p>tops[6][0] = sliceData[3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37]" office:value-type="float" office:value="6" calcext:value-type="float">
            <text:p>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37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7]+1" office:value-type="float" office:value="37" calcext:value-type="float">
            <text:p>3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8:.L38])" office:value-type="string" office:string-value="tops[6][1] = sliceData[37]" calcext:value-type="string">
            <text:p>tops[6][1] = sliceData[3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34]+1" office:value-type="float" office:value="6" calcext:value-type="float">
            <text:p>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38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8]+1" office:value-type="float" office:value="38" calcext:value-type="float">
            <text:p>3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39:.L39])" office:value-type="string" office:string-value="tops[6][2] = sliceData[38]" calcext:value-type="string">
            <text:p>tops[6][2] = sliceData[3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39]" office:value-type="float" office:value="6" calcext:value-type="float">
            <text:p>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39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39]+1" office:value-type="float" office:value="39" calcext:value-type="float">
            <text:p>3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0:.L40])" office:value-type="string" office:string-value="tops[6][3] = sliceData[39]" calcext:value-type="string">
            <text:p>tops[6][3] = sliceData[3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0]" office:value-type="float" office:value="6" calcext:value-type="float">
            <text:p>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40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0]+1" office:value-type="float" office:value="40" calcext:value-type="float">
            <text:p>4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1:.L41])" office:value-type="string" office:string-value="tops[6][4] = sliceData[40]" calcext:value-type="string">
            <text:p>tops[6][4] = sliceData[4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1]" office:value-type="float" office:value="6" calcext:value-type="float">
            <text:p>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41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1]+1" office:value-type="float" office:value="41" calcext:value-type="float">
            <text:p>4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2:.L42])" office:value-type="string" office:string-value="tops[6][5] = sliceData[41]" calcext:value-type="string">
            <text:p>tops[6][5] = sliceData[4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2]+1" office:value-type="float" office:value="7" calcext:value-type="float">
            <text:p>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2]+1" office:value-type="float" office:value="42" calcext:value-type="float">
            <text:p>4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3:.L43])" office:value-type="string" office:string-value="tops[7][0] = sliceData[42]" calcext:value-type="string">
            <text:p>tops[7][0] = sliceData[4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3]" office:value-type="float" office:value="7" calcext:value-type="float">
            <text:p>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43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3]+1" office:value-type="float" office:value="43" calcext:value-type="float">
            <text:p>4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4:.L44])" office:value-type="string" office:string-value="tops[7][1] = sliceData[43]" calcext:value-type="string">
            <text:p>tops[7][1] = sliceData[4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0]+1" office:value-type="float" office:value="7" calcext:value-type="float">
            <text:p>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44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4]+1" office:value-type="float" office:value="44" calcext:value-type="float">
            <text:p>4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5:.L45])" office:value-type="string" office:string-value="tops[7][2] = sliceData[44]" calcext:value-type="string">
            <text:p>tops[7][2] = sliceData[4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5]" office:value-type="float" office:value="7" calcext:value-type="float">
            <text:p>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45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5]+1" office:value-type="float" office:value="45" calcext:value-type="float">
            <text:p>4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6:.L46])" office:value-type="string" office:string-value="tops[7][3] = sliceData[45]" calcext:value-type="string">
            <text:p>tops[7][3] = sliceData[4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6]" office:value-type="float" office:value="7" calcext:value-type="float">
            <text:p>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46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6]+1" office:value-type="float" office:value="46" calcext:value-type="float">
            <text:p>4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7:.L47])" office:value-type="string" office:string-value="tops[7][4] = sliceData[46]" calcext:value-type="string">
            <text:p>tops[7][4] = sliceData[4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7]" office:value-type="float" office:value="7" calcext:value-type="float">
            <text:p>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47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7]+1" office:value-type="float" office:value="47" calcext:value-type="float">
            <text:p>4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8:.L48])" office:value-type="string" office:string-value="tops[7][5] = sliceData[47]" calcext:value-type="string">
            <text:p>tops[7][5] = sliceData[4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8]+1" office:value-type="float" office:value="8" calcext:value-type="float">
            <text:p>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8]+1" office:value-type="float" office:value="48" calcext:value-type="float">
            <text:p>4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49:.L49])" office:value-type="string" office:string-value="tops[8][0] = sliceData[48]" calcext:value-type="string">
            <text:p>tops[8][0] = sliceData[4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9]" office:value-type="float" office:value="8" calcext:value-type="float">
            <text:p>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49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49]+1" office:value-type="float" office:value="49" calcext:value-type="float">
            <text:p>4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0:.L50])" office:value-type="string" office:string-value="tops[8][1] = sliceData[49]" calcext:value-type="string">
            <text:p>tops[8][1] = sliceData[4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46]+1" office:value-type="float" office:value="8" calcext:value-type="float">
            <text:p>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50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0]+1" office:value-type="float" office:value="50" calcext:value-type="float">
            <text:p>5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1:.L51])" office:value-type="string" office:string-value="tops[8][2] = sliceData[50]" calcext:value-type="string">
            <text:p>tops[8][2] = sliceData[5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51]" office:value-type="float" office:value="8" calcext:value-type="float">
            <text:p>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51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1]+1" office:value-type="float" office:value="51" calcext:value-type="float">
            <text:p>5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2:.L52])" office:value-type="string" office:string-value="tops[8][3] = sliceData[51]" calcext:value-type="string">
            <text:p>tops[8][3] = sliceData[5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52]" office:value-type="float" office:value="8" calcext:value-type="float">
            <text:p>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52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2]+1" office:value-type="float" office:value="52" calcext:value-type="float">
            <text:p>5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3:.L53])" office:value-type="string" office:string-value="tops[8][4] = sliceData[52]" calcext:value-type="string">
            <text:p>tops[8][4] = sliceData[5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53]" office:value-type="float" office:value="8" calcext:value-type="float">
            <text:p>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53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3]+1" office:value-type="float" office:value="53" calcext:value-type="float">
            <text:p>5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4:.L54])" office:value-type="string" office:string-value="tops[8][5] = sliceData[53]" calcext:value-type="string">
            <text:p>tops[8][5] = sliceData[5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54]+1" office:value-type="float" office:value="9" calcext:value-type="float">
            <text:p>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4]+1" office:value-type="float" office:value="54" calcext:value-type="float">
            <text:p>5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5:.L55])" office:value-type="string" office:string-value="tops[9][0] = sliceData[54]" calcext:value-type="string">
            <text:p>tops[9][0] = sliceData[5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55]" office:value-type="float" office:value="9" calcext:value-type="float">
            <text:p>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55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5]+1" office:value-type="float" office:value="55" calcext:value-type="float">
            <text:p>5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6:.L56])" office:value-type="string" office:string-value="tops[9][1] = sliceData[55]" calcext:value-type="string">
            <text:p>tops[9][1] = sliceData[5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52]+1" office:value-type="float" office:value="9" calcext:value-type="float">
            <text:p>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56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6]+1" office:value-type="float" office:value="56" calcext:value-type="float">
            <text:p>5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7:.L57])" office:value-type="string" office:string-value="tops[9][2] = sliceData[56]" calcext:value-type="string">
            <text:p>tops[9][2] = sliceData[5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57]" office:value-type="float" office:value="9" calcext:value-type="float">
            <text:p>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57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7]+1" office:value-type="float" office:value="57" calcext:value-type="float">
            <text:p>5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8:.L58])" office:value-type="string" office:string-value="tops[9][3] = sliceData[57]" calcext:value-type="string">
            <text:p>tops[9][3] = sliceData[5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58]" office:value-type="float" office:value="9" calcext:value-type="float">
            <text:p>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58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8]+1" office:value-type="float" office:value="58" calcext:value-type="float">
            <text:p>5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59:.L59])" office:value-type="string" office:string-value="tops[9][4] = sliceData[58]" calcext:value-type="string">
            <text:p>tops[9][4] = sliceData[5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59]" office:value-type="float" office:value="9" calcext:value-type="float">
            <text:p>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59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59]+1" office:value-type="float" office:value="59" calcext:value-type="float">
            <text:p>5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0:.L60])" office:value-type="string" office:string-value="tops[9][5] = sliceData[59]" calcext:value-type="string">
            <text:p>tops[9][5] = sliceData[5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60]+1" office:value-type="float" office:value="10" calcext:value-type="float">
            <text:p>1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0]+1" office:value-type="float" office:value="60" calcext:value-type="float">
            <text:p>6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1:.L61])" office:value-type="string" office:string-value="tops[10][0] = sliceData[60]" calcext:value-type="string">
            <text:p>tops[10][0] = sliceData[6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61]" office:value-type="float" office:value="10" calcext:value-type="float">
            <text:p>1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61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1]+1" office:value-type="float" office:value="61" calcext:value-type="float">
            <text:p>6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2:.L62])" office:value-type="string" office:string-value="tops[10][1] = sliceData[61]" calcext:value-type="string">
            <text:p>tops[10][1] = sliceData[6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58]+1" office:value-type="float" office:value="10" calcext:value-type="float">
            <text:p>1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62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2]+1" office:value-type="float" office:value="62" calcext:value-type="float">
            <text:p>6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3:.L63])" office:value-type="string" office:string-value="tops[10][2] = sliceData[62]" calcext:value-type="string">
            <text:p>tops[10][2] = sliceData[6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63]" office:value-type="float" office:value="10" calcext:value-type="float">
            <text:p>1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63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3]+1" office:value-type="float" office:value="63" calcext:value-type="float">
            <text:p>6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4:.L64])" office:value-type="string" office:string-value="tops[10][3] = sliceData[63]" calcext:value-type="string">
            <text:p>tops[10][3] = sliceData[6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64]" office:value-type="float" office:value="10" calcext:value-type="float">
            <text:p>1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64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4]+1" office:value-type="float" office:value="64" calcext:value-type="float">
            <text:p>6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5:.L65])" office:value-type="string" office:string-value="tops[10][4] = sliceData[64]" calcext:value-type="string">
            <text:p>tops[10][4] = sliceData[6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65]" office:value-type="float" office:value="10" calcext:value-type="float">
            <text:p>1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65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5]+1" office:value-type="float" office:value="65" calcext:value-type="float">
            <text:p>6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6:.L66])" office:value-type="string" office:string-value="tops[10][5] = sliceData[65]" calcext:value-type="string">
            <text:p>tops[10][5] = sliceData[6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66]+1" office:value-type="float" office:value="11" calcext:value-type="float">
            <text:p>1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6]+1" office:value-type="float" office:value="66" calcext:value-type="float">
            <text:p>6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7:.L67])" office:value-type="string" office:string-value="tops[11][0] = sliceData[66]" calcext:value-type="string">
            <text:p>tops[11][0] = sliceData[6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67]" office:value-type="float" office:value="11" calcext:value-type="float">
            <text:p>1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67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7]+1" office:value-type="float" office:value="67" calcext:value-type="float">
            <text:p>6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8:.L68])" office:value-type="string" office:string-value="tops[11][1] = sliceData[67]" calcext:value-type="string">
            <text:p>tops[11][1] = sliceData[6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64]+1" office:value-type="float" office:value="11" calcext:value-type="float">
            <text:p>1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68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8]+1" office:value-type="float" office:value="68" calcext:value-type="float">
            <text:p>6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69:.L69])" office:value-type="string" office:string-value="tops[11][2] = sliceData[68]" calcext:value-type="string">
            <text:p>tops[11][2] = sliceData[6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69]" office:value-type="float" office:value="11" calcext:value-type="float">
            <text:p>1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69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69]+1" office:value-type="float" office:value="69" calcext:value-type="float">
            <text:p>6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0:.L70])" office:value-type="string" office:string-value="tops[11][3] = sliceData[69]" calcext:value-type="string">
            <text:p>tops[11][3] = sliceData[6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0]" office:value-type="float" office:value="11" calcext:value-type="float">
            <text:p>1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70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0]+1" office:value-type="float" office:value="70" calcext:value-type="float">
            <text:p>7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1:.L71])" office:value-type="string" office:string-value="tops[11][4] = sliceData[70]" calcext:value-type="string">
            <text:p>tops[11][4] = sliceData[7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1]" office:value-type="float" office:value="11" calcext:value-type="float">
            <text:p>1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71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1]+1" office:value-type="float" office:value="71" calcext:value-type="float">
            <text:p>7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2:.L72])" office:value-type="string" office:string-value="tops[11][5] = sliceData[71]" calcext:value-type="string">
            <text:p>tops[11][5] = sliceData[7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2]+1" office:value-type="float" office:value="12" calcext:value-type="float">
            <text:p>1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2]+1" office:value-type="float" office:value="72" calcext:value-type="float">
            <text:p>7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3:.L73])" office:value-type="string" office:string-value="tops[12][0] = sliceData[72]" calcext:value-type="string">
            <text:p>tops[12][0] = sliceData[7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3]" office:value-type="float" office:value="12" calcext:value-type="float">
            <text:p>1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73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3]+1" office:value-type="float" office:value="73" calcext:value-type="float">
            <text:p>7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4:.L74])" office:value-type="string" office:string-value="tops[12][1] = sliceData[73]" calcext:value-type="string">
            <text:p>tops[12][1] = sliceData[7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0]+1" office:value-type="float" office:value="12" calcext:value-type="float">
            <text:p>1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74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4]+1" office:value-type="float" office:value="74" calcext:value-type="float">
            <text:p>7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5:.L75])" office:value-type="string" office:string-value="tops[12][2] = sliceData[74]" calcext:value-type="string">
            <text:p>tops[12][2] = sliceData[7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5]" office:value-type="float" office:value="12" calcext:value-type="float">
            <text:p>1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75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5]+1" office:value-type="float" office:value="75" calcext:value-type="float">
            <text:p>7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6:.L76])" office:value-type="string" office:string-value="tops[12][3] = sliceData[75]" calcext:value-type="string">
            <text:p>tops[12][3] = sliceData[7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6]" office:value-type="float" office:value="12" calcext:value-type="float">
            <text:p>1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76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6]+1" office:value-type="float" office:value="76" calcext:value-type="float">
            <text:p>7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7:.L77])" office:value-type="string" office:string-value="tops[12][4] = sliceData[76]" calcext:value-type="string">
            <text:p>tops[12][4] = sliceData[7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7]" office:value-type="float" office:value="12" calcext:value-type="float">
            <text:p>1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77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7]+1" office:value-type="float" office:value="77" calcext:value-type="float">
            <text:p>7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8:.L78])" office:value-type="string" office:string-value="tops[12][5] = sliceData[77]" calcext:value-type="string">
            <text:p>tops[12][5] = sliceData[7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8]+1" office:value-type="float" office:value="13" calcext:value-type="float">
            <text:p>1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8]+1" office:value-type="float" office:value="78" calcext:value-type="float">
            <text:p>7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79:.L79])" office:value-type="string" office:string-value="tops[13][0] = sliceData[78]" calcext:value-type="string">
            <text:p>tops[13][0] = sliceData[7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9]" office:value-type="float" office:value="13" calcext:value-type="float">
            <text:p>1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79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79]+1" office:value-type="float" office:value="79" calcext:value-type="float">
            <text:p>7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0:.L80])" office:value-type="string" office:string-value="tops[13][1] = sliceData[79]" calcext:value-type="string">
            <text:p>tops[13][1] = sliceData[7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76]+1" office:value-type="float" office:value="13" calcext:value-type="float">
            <text:p>1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80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0]+1" office:value-type="float" office:value="80" calcext:value-type="float">
            <text:p>8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1:.L81])" office:value-type="string" office:string-value="tops[13][2] = sliceData[80]" calcext:value-type="string">
            <text:p>tops[13][2] = sliceData[8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1]" office:value-type="float" office:value="13" calcext:value-type="float">
            <text:p>1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81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1]+1" office:value-type="float" office:value="81" calcext:value-type="float">
            <text:p>8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2:.L82])" office:value-type="string" office:string-value="tops[13][3] = sliceData[81]" calcext:value-type="string">
            <text:p>tops[13][3] = sliceData[8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2]" office:value-type="float" office:value="13" calcext:value-type="float">
            <text:p>1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82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2]+1" office:value-type="float" office:value="82" calcext:value-type="float">
            <text:p>8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3:.L83])" office:value-type="string" office:string-value="tops[13][4] = sliceData[82]" calcext:value-type="string">
            <text:p>tops[13][4] = sliceData[8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3]" office:value-type="float" office:value="13" calcext:value-type="float">
            <text:p>1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83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3]+1" office:value-type="float" office:value="83" calcext:value-type="float">
            <text:p>8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4:.L84])" office:value-type="string" office:string-value="tops[13][5] = sliceData[83]" calcext:value-type="string">
            <text:p>tops[13][5] = sliceData[8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4]+1" office:value-type="float" office:value="14" calcext:value-type="float">
            <text:p>1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4]+1" office:value-type="float" office:value="84" calcext:value-type="float">
            <text:p>8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5:.L85])" office:value-type="string" office:string-value="tops[14][0] = sliceData[84]" calcext:value-type="string">
            <text:p>tops[14][0] = sliceData[8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5]" office:value-type="float" office:value="14" calcext:value-type="float">
            <text:p>1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85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5]+1" office:value-type="float" office:value="85" calcext:value-type="float">
            <text:p>8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6:.L86])" office:value-type="string" office:string-value="tops[14][1] = sliceData[85]" calcext:value-type="string">
            <text:p>tops[14][1] = sliceData[8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2]+1" office:value-type="float" office:value="14" calcext:value-type="float">
            <text:p>1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86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6]+1" office:value-type="float" office:value="86" calcext:value-type="float">
            <text:p>8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7:.L87])" office:value-type="string" office:string-value="tops[14][2] = sliceData[86]" calcext:value-type="string">
            <text:p>tops[14][2] = sliceData[8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7]" office:value-type="float" office:value="14" calcext:value-type="float">
            <text:p>1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87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7]+1" office:value-type="float" office:value="87" calcext:value-type="float">
            <text:p>8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8:.L88])" office:value-type="string" office:string-value="tops[14][3] = sliceData[87]" calcext:value-type="string">
            <text:p>tops[14][3] = sliceData[8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8]" office:value-type="float" office:value="14" calcext:value-type="float">
            <text:p>1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88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8]+1" office:value-type="float" office:value="88" calcext:value-type="float">
            <text:p>8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89:.L89])" office:value-type="string" office:string-value="tops[14][4] = sliceData[88]" calcext:value-type="string">
            <text:p>tops[14][4] = sliceData[8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9]" office:value-type="float" office:value="14" calcext:value-type="float">
            <text:p>1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89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89]+1" office:value-type="float" office:value="89" calcext:value-type="float">
            <text:p>8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0:.L90])" office:value-type="string" office:string-value="tops[14][5] = sliceData[89]" calcext:value-type="string">
            <text:p>tops[14][5] = sliceData[8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90]+1" office:value-type="float" office:value="15" calcext:value-type="float">
            <text:p>1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0]+1" office:value-type="float" office:value="90" calcext:value-type="float">
            <text:p>9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1:.L91])" office:value-type="string" office:string-value="tops[15][0] = sliceData[90]" calcext:value-type="string">
            <text:p>tops[15][0] = sliceData[9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91]" office:value-type="float" office:value="15" calcext:value-type="float">
            <text:p>1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91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1]+1" office:value-type="float" office:value="91" calcext:value-type="float">
            <text:p>9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2:.L92])" office:value-type="string" office:string-value="tops[15][1] = sliceData[91]" calcext:value-type="string">
            <text:p>tops[15][1] = sliceData[9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88]+1" office:value-type="float" office:value="15" calcext:value-type="float">
            <text:p>1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92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2]+1" office:value-type="float" office:value="92" calcext:value-type="float">
            <text:p>9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3:.L93])" office:value-type="string" office:string-value="tops[15][2] = sliceData[92]" calcext:value-type="string">
            <text:p>tops[15][2] = sliceData[9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93]" office:value-type="float" office:value="15" calcext:value-type="float">
            <text:p>1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93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3]+1" office:value-type="float" office:value="93" calcext:value-type="float">
            <text:p>9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4:.L94])" office:value-type="string" office:string-value="tops[15][3] = sliceData[93]" calcext:value-type="string">
            <text:p>tops[15][3] = sliceData[9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94]" office:value-type="float" office:value="15" calcext:value-type="float">
            <text:p>1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94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4]+1" office:value-type="float" office:value="94" calcext:value-type="float">
            <text:p>9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5:.L95])" office:value-type="string" office:string-value="tops[15][4] = sliceData[94]" calcext:value-type="string">
            <text:p>tops[15][4] = sliceData[9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95]" office:value-type="float" office:value="15" calcext:value-type="float">
            <text:p>1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95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5]+1" office:value-type="float" office:value="95" calcext:value-type="float">
            <text:p>9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6:.L96])" office:value-type="string" office:string-value="tops[15][5] = sliceData[95]" calcext:value-type="string">
            <text:p>tops[15][5] = sliceData[9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96]+1" office:value-type="float" office:value="16" calcext:value-type="float">
            <text:p>1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6]+1" office:value-type="float" office:value="96" calcext:value-type="float">
            <text:p>9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7:.L97])" office:value-type="string" office:string-value="tops[16][0] = sliceData[96]" calcext:value-type="string">
            <text:p>tops[16][0] = sliceData[9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97]" office:value-type="float" office:value="16" calcext:value-type="float">
            <text:p>1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97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7]+1" office:value-type="float" office:value="97" calcext:value-type="float">
            <text:p>9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8:.L98])" office:value-type="string" office:string-value="tops[16][1] = sliceData[97]" calcext:value-type="string">
            <text:p>tops[16][1] = sliceData[9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94]+1" office:value-type="float" office:value="16" calcext:value-type="float">
            <text:p>1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98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8]+1" office:value-type="float" office:value="98" calcext:value-type="float">
            <text:p>9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99:.L99])" office:value-type="string" office:string-value="tops[16][2] = sliceData[98]" calcext:value-type="string">
            <text:p>tops[16][2] = sliceData[9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99]" office:value-type="float" office:value="16" calcext:value-type="float">
            <text:p>1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99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99]+1" office:value-type="float" office:value="99" calcext:value-type="float">
            <text:p>9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0:.L100])" office:value-type="string" office:string-value="tops[16][3] = sliceData[99]" calcext:value-type="string">
            <text:p>tops[16][3] = sliceData[9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0]" office:value-type="float" office:value="16" calcext:value-type="float">
            <text:p>1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00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0]+1" office:value-type="float" office:value="100" calcext:value-type="float">
            <text:p>10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1:.L101])" office:value-type="string" office:string-value="tops[16][4] = sliceData[100]" calcext:value-type="string">
            <text:p>tops[16][4] = sliceData[10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1]" office:value-type="float" office:value="16" calcext:value-type="float">
            <text:p>1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01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1]+1" office:value-type="float" office:value="101" calcext:value-type="float">
            <text:p>10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2:.L102])" office:value-type="string" office:string-value="tops[16][5] = sliceData[101]" calcext:value-type="string">
            <text:p>tops[16][5] = sliceData[10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2]+1" office:value-type="float" office:value="17" calcext:value-type="float">
            <text:p>1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2]+1" office:value-type="float" office:value="102" calcext:value-type="float">
            <text:p>10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3:.L103])" office:value-type="string" office:string-value="tops[17][0] = sliceData[102]" calcext:value-type="string">
            <text:p>tops[17][0] = sliceData[10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3]" office:value-type="float" office:value="17" calcext:value-type="float">
            <text:p>1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03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3]+1" office:value-type="float" office:value="103" calcext:value-type="float">
            <text:p>10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4:.L104])" office:value-type="string" office:string-value="tops[17][1] = sliceData[103]" calcext:value-type="string">
            <text:p>tops[17][1] = sliceData[10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0]+1" office:value-type="float" office:value="17" calcext:value-type="float">
            <text:p>1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04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4]+1" office:value-type="float" office:value="104" calcext:value-type="float">
            <text:p>10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5:.L105])" office:value-type="string" office:string-value="tops[17][2] = sliceData[104]" calcext:value-type="string">
            <text:p>tops[17][2] = sliceData[10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5]" office:value-type="float" office:value="17" calcext:value-type="float">
            <text:p>1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05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5]+1" office:value-type="float" office:value="105" calcext:value-type="float">
            <text:p>10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6:.L106])" office:value-type="string" office:string-value="tops[17][3] = sliceData[105]" calcext:value-type="string">
            <text:p>tops[17][3] = sliceData[10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6]" office:value-type="float" office:value="17" calcext:value-type="float">
            <text:p>1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06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6]+1" office:value-type="float" office:value="106" calcext:value-type="float">
            <text:p>10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7:.L107])" office:value-type="string" office:string-value="tops[17][4] = sliceData[106]" calcext:value-type="string">
            <text:p>tops[17][4] = sliceData[10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7]" office:value-type="float" office:value="17" calcext:value-type="float">
            <text:p>1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07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7]+1" office:value-type="float" office:value="107" calcext:value-type="float">
            <text:p>10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8:.L108])" office:value-type="string" office:string-value="tops[17][5] = sliceData[107]" calcext:value-type="string">
            <text:p>tops[17][5] = sliceData[10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8]+1" office:value-type="float" office:value="18" calcext:value-type="float">
            <text:p>1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8]+1" office:value-type="float" office:value="108" calcext:value-type="float">
            <text:p>10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09:.L109])" office:value-type="string" office:string-value="tops[18][0] = sliceData[108]" calcext:value-type="string">
            <text:p>tops[18][0] = sliceData[10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9]" office:value-type="float" office:value="18" calcext:value-type="float">
            <text:p>1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09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09]+1" office:value-type="float" office:value="109" calcext:value-type="float">
            <text:p>10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0:.L110])" office:value-type="string" office:string-value="tops[18][1] = sliceData[109]" calcext:value-type="string">
            <text:p>tops[18][1] = sliceData[10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06]+1" office:value-type="float" office:value="18" calcext:value-type="float">
            <text:p>1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10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0]+1" office:value-type="float" office:value="110" calcext:value-type="float">
            <text:p>11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1:.L111])" office:value-type="string" office:string-value="tops[18][2] = sliceData[110]" calcext:value-type="string">
            <text:p>tops[18][2] = sliceData[11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1]" office:value-type="float" office:value="18" calcext:value-type="float">
            <text:p>1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11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1]+1" office:value-type="float" office:value="111" calcext:value-type="float">
            <text:p>11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2:.L112])" office:value-type="string" office:string-value="tops[18][3] = sliceData[111]" calcext:value-type="string">
            <text:p>tops[18][3] = sliceData[11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2]" office:value-type="float" office:value="18" calcext:value-type="float">
            <text:p>1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12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2]+1" office:value-type="float" office:value="112" calcext:value-type="float">
            <text:p>11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3:.L113])" office:value-type="string" office:string-value="tops[18][4] = sliceData[112]" calcext:value-type="string">
            <text:p>tops[18][4] = sliceData[11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3]" office:value-type="float" office:value="18" calcext:value-type="float">
            <text:p>1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13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3]+1" office:value-type="float" office:value="113" calcext:value-type="float">
            <text:p>11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4:.L114])" office:value-type="string" office:string-value="tops[18][5] = sliceData[113]" calcext:value-type="string">
            <text:p>tops[18][5] = sliceData[11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4]+1" office:value-type="float" office:value="19" calcext:value-type="float">
            <text:p>1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4]+1" office:value-type="float" office:value="114" calcext:value-type="float">
            <text:p>11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5:.L115])" office:value-type="string" office:string-value="tops[19][0] = sliceData[114]" calcext:value-type="string">
            <text:p>tops[19][0] = sliceData[11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5]" office:value-type="float" office:value="19" calcext:value-type="float">
            <text:p>1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15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5]+1" office:value-type="float" office:value="115" calcext:value-type="float">
            <text:p>11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6:.L116])" office:value-type="string" office:string-value="tops[19][1] = sliceData[115]" calcext:value-type="string">
            <text:p>tops[19][1] = sliceData[11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2]+1" office:value-type="float" office:value="19" calcext:value-type="float">
            <text:p>1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16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6]+1" office:value-type="float" office:value="116" calcext:value-type="float">
            <text:p>11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7:.L117])" office:value-type="string" office:string-value="tops[19][2] = sliceData[116]" calcext:value-type="string">
            <text:p>tops[19][2] = sliceData[11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7]" office:value-type="float" office:value="19" calcext:value-type="float">
            <text:p>1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17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7]+1" office:value-type="float" office:value="117" calcext:value-type="float">
            <text:p>11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8:.L118])" office:value-type="string" office:string-value="tops[19][3] = sliceData[117]" calcext:value-type="string">
            <text:p>tops[19][3] = sliceData[11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8]" office:value-type="float" office:value="19" calcext:value-type="float">
            <text:p>1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18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8]+1" office:value-type="float" office:value="118" calcext:value-type="float">
            <text:p>11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19:.L119])" office:value-type="string" office:string-value="tops[19][4] = sliceData[118]" calcext:value-type="string">
            <text:p>tops[19][4] = sliceData[11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9]" office:value-type="float" office:value="19" calcext:value-type="float">
            <text:p>1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19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19]+1" office:value-type="float" office:value="119" calcext:value-type="float">
            <text:p>11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0:.L120])" office:value-type="string" office:string-value="tops[19][5] = sliceData[119]" calcext:value-type="string">
            <text:p>tops[19][5] = sliceData[11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20]+1" office:value-type="float" office:value="20" calcext:value-type="float">
            <text:p>2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0]+1" office:value-type="float" office:value="120" calcext:value-type="float">
            <text:p>12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1:.L121])" office:value-type="string" office:string-value="tops[20][0] = sliceData[120]" calcext:value-type="string">
            <text:p>tops[20][0] = sliceData[12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21]" office:value-type="float" office:value="20" calcext:value-type="float">
            <text:p>2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21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1]+1" office:value-type="float" office:value="121" calcext:value-type="float">
            <text:p>12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2:.L122])" office:value-type="string" office:string-value="tops[20][1] = sliceData[121]" calcext:value-type="string">
            <text:p>tops[20][1] = sliceData[12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18]+1" office:value-type="float" office:value="20" calcext:value-type="float">
            <text:p>2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22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2]+1" office:value-type="float" office:value="122" calcext:value-type="float">
            <text:p>12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3:.L123])" office:value-type="string" office:string-value="tops[20][2] = sliceData[122]" calcext:value-type="string">
            <text:p>tops[20][2] = sliceData[12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23]" office:value-type="float" office:value="20" calcext:value-type="float">
            <text:p>2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23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3]+1" office:value-type="float" office:value="123" calcext:value-type="float">
            <text:p>12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4:.L124])" office:value-type="string" office:string-value="tops[20][3] = sliceData[123]" calcext:value-type="string">
            <text:p>tops[20][3] = sliceData[12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24]" office:value-type="float" office:value="20" calcext:value-type="float">
            <text:p>2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24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4]+1" office:value-type="float" office:value="124" calcext:value-type="float">
            <text:p>12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5:.L125])" office:value-type="string" office:string-value="tops[20][4] = sliceData[124]" calcext:value-type="string">
            <text:p>tops[20][4] = sliceData[12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25]" office:value-type="float" office:value="20" calcext:value-type="float">
            <text:p>2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25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5]+1" office:value-type="float" office:value="125" calcext:value-type="float">
            <text:p>12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6:.L126])" office:value-type="string" office:string-value="tops[20][5] = sliceData[125]" calcext:value-type="string">
            <text:p>tops[20][5] = sliceData[12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26]+1" office:value-type="float" office:value="21" calcext:value-type="float">
            <text:p>2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6]+1" office:value-type="float" office:value="126" calcext:value-type="float">
            <text:p>12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7:.L127])" office:value-type="string" office:string-value="tops[21][0] = sliceData[126]" calcext:value-type="string">
            <text:p>tops[21][0] = sliceData[12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27]" office:value-type="float" office:value="21" calcext:value-type="float">
            <text:p>2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27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7]+1" office:value-type="float" office:value="127" calcext:value-type="float">
            <text:p>12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8:.L128])" office:value-type="string" office:string-value="tops[21][1] = sliceData[127]" calcext:value-type="string">
            <text:p>tops[21][1] = sliceData[12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24]+1" office:value-type="float" office:value="21" calcext:value-type="float">
            <text:p>2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28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8]+1" office:value-type="float" office:value="128" calcext:value-type="float">
            <text:p>12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29:.L129])" office:value-type="string" office:string-value="tops[21][2] = sliceData[128]" calcext:value-type="string">
            <text:p>tops[21][2] = sliceData[12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29]" office:value-type="float" office:value="21" calcext:value-type="float">
            <text:p>2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29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29]+1" office:value-type="float" office:value="129" calcext:value-type="float">
            <text:p>12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0:.L130])" office:value-type="string" office:string-value="tops[21][3] = sliceData[129]" calcext:value-type="string">
            <text:p>tops[21][3] = sliceData[12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0]" office:value-type="float" office:value="21" calcext:value-type="float">
            <text:p>2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30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0]+1" office:value-type="float" office:value="130" calcext:value-type="float">
            <text:p>13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1:.L131])" office:value-type="string" office:string-value="tops[21][4] = sliceData[130]" calcext:value-type="string">
            <text:p>tops[21][4] = sliceData[13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1]" office:value-type="float" office:value="21" calcext:value-type="float">
            <text:p>2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31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1]+1" office:value-type="float" office:value="131" calcext:value-type="float">
            <text:p>13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2:.L132])" office:value-type="string" office:string-value="tops[21][5] = sliceData[131]" calcext:value-type="string">
            <text:p>tops[21][5] = sliceData[13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2]+1" office:value-type="float" office:value="22" calcext:value-type="float">
            <text:p>2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2]+1" office:value-type="float" office:value="132" calcext:value-type="float">
            <text:p>13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3:.L133])" office:value-type="string" office:string-value="tops[22][0] = sliceData[132]" calcext:value-type="string">
            <text:p>tops[22][0] = sliceData[13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3]" office:value-type="float" office:value="22" calcext:value-type="float">
            <text:p>2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33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3]+1" office:value-type="float" office:value="133" calcext:value-type="float">
            <text:p>13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4:.L134])" office:value-type="string" office:string-value="tops[22][1] = sliceData[133]" calcext:value-type="string">
            <text:p>tops[22][1] = sliceData[13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0]+1" office:value-type="float" office:value="22" calcext:value-type="float">
            <text:p>2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34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4]+1" office:value-type="float" office:value="134" calcext:value-type="float">
            <text:p>13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5:.L135])" office:value-type="string" office:string-value="tops[22][2] = sliceData[134]" calcext:value-type="string">
            <text:p>tops[22][2] = sliceData[13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5]" office:value-type="float" office:value="22" calcext:value-type="float">
            <text:p>2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35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5]+1" office:value-type="float" office:value="135" calcext:value-type="float">
            <text:p>13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6:.L136])" office:value-type="string" office:string-value="tops[22][3] = sliceData[135]" calcext:value-type="string">
            <text:p>tops[22][3] = sliceData[13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6]" office:value-type="float" office:value="22" calcext:value-type="float">
            <text:p>2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36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6]+1" office:value-type="float" office:value="136" calcext:value-type="float">
            <text:p>13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7:.L137])" office:value-type="string" office:string-value="tops[22][4] = sliceData[136]" calcext:value-type="string">
            <text:p>tops[22][4] = sliceData[13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7]" office:value-type="float" office:value="22" calcext:value-type="float">
            <text:p>2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37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7]+1" office:value-type="float" office:value="137" calcext:value-type="float">
            <text:p>13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8:.L138])" office:value-type="string" office:string-value="tops[22][5] = sliceData[137]" calcext:value-type="string">
            <text:p>tops[22][5] = sliceData[13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8]+1" office:value-type="float" office:value="23" calcext:value-type="float">
            <text:p>2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8]+1" office:value-type="float" office:value="138" calcext:value-type="float">
            <text:p>13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39:.L139])" office:value-type="string" office:string-value="tops[23][0] = sliceData[138]" calcext:value-type="string">
            <text:p>tops[23][0] = sliceData[13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9]" office:value-type="float" office:value="23" calcext:value-type="float">
            <text:p>2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39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39]+1" office:value-type="float" office:value="139" calcext:value-type="float">
            <text:p>13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0:.L140])" office:value-type="string" office:string-value="tops[23][1] = sliceData[139]" calcext:value-type="string">
            <text:p>tops[23][1] = sliceData[13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36]+1" office:value-type="float" office:value="23" calcext:value-type="float">
            <text:p>2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40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0]+1" office:value-type="float" office:value="140" calcext:value-type="float">
            <text:p>14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1:.L141])" office:value-type="string" office:string-value="tops[23][2] = sliceData[140]" calcext:value-type="string">
            <text:p>tops[23][2] = sliceData[14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1]" office:value-type="float" office:value="23" calcext:value-type="float">
            <text:p>2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41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1]+1" office:value-type="float" office:value="141" calcext:value-type="float">
            <text:p>14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2:.L142])" office:value-type="string" office:string-value="tops[23][3] = sliceData[141]" calcext:value-type="string">
            <text:p>tops[23][3] = sliceData[14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2]" office:value-type="float" office:value="23" calcext:value-type="float">
            <text:p>2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42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2]+1" office:value-type="float" office:value="142" calcext:value-type="float">
            <text:p>14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3:.L143])" office:value-type="string" office:string-value="tops[23][4] = sliceData[142]" calcext:value-type="string">
            <text:p>tops[23][4] = sliceData[14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3]" office:value-type="float" office:value="23" calcext:value-type="float">
            <text:p>2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43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3]+1" office:value-type="float" office:value="143" calcext:value-type="float">
            <text:p>14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4:.L144])" office:value-type="string" office:string-value="tops[23][5] = sliceData[143]" calcext:value-type="string">
            <text:p>tops[23][5] = sliceData[14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4]+1" office:value-type="float" office:value="24" calcext:value-type="float">
            <text:p>2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4]+1" office:value-type="float" office:value="144" calcext:value-type="float">
            <text:p>14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5:.L145])" office:value-type="string" office:string-value="tops[24][0] = sliceData[144]" calcext:value-type="string">
            <text:p>tops[24][0] = sliceData[14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5]" office:value-type="float" office:value="24" calcext:value-type="float">
            <text:p>2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45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5]+1" office:value-type="float" office:value="145" calcext:value-type="float">
            <text:p>14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6:.L146])" office:value-type="string" office:string-value="tops[24][1] = sliceData[145]" calcext:value-type="string">
            <text:p>tops[24][1] = sliceData[14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2]+1" office:value-type="float" office:value="24" calcext:value-type="float">
            <text:p>2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46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6]+1" office:value-type="float" office:value="146" calcext:value-type="float">
            <text:p>14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7:.L147])" office:value-type="string" office:string-value="tops[24][2] = sliceData[146]" calcext:value-type="string">
            <text:p>tops[24][2] = sliceData[14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7]" office:value-type="float" office:value="24" calcext:value-type="float">
            <text:p>2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47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7]+1" office:value-type="float" office:value="147" calcext:value-type="float">
            <text:p>14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8:.L148])" office:value-type="string" office:string-value="tops[24][3] = sliceData[147]" calcext:value-type="string">
            <text:p>tops[24][3] = sliceData[14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8]" office:value-type="float" office:value="24" calcext:value-type="float">
            <text:p>2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48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8]+1" office:value-type="float" office:value="148" calcext:value-type="float">
            <text:p>14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49:.L149])" office:value-type="string" office:string-value="tops[24][4] = sliceData[148]" calcext:value-type="string">
            <text:p>tops[24][4] = sliceData[14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9]" office:value-type="float" office:value="24" calcext:value-type="float">
            <text:p>24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49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49]+1" office:value-type="float" office:value="149" calcext:value-type="float">
            <text:p>14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0:.L150])" office:value-type="string" office:string-value="tops[24][5] = sliceData[149]" calcext:value-type="string">
            <text:p>tops[24][5] = sliceData[14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50]+1" office:value-type="float" office:value="25" calcext:value-type="float">
            <text:p>2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0]+1" office:value-type="float" office:value="150" calcext:value-type="float">
            <text:p>15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1:.L151])" office:value-type="string" office:string-value="tops[25][0] = sliceData[150]" calcext:value-type="string">
            <text:p>tops[25][0] = sliceData[15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51]" office:value-type="float" office:value="25" calcext:value-type="float">
            <text:p>2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51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1]+1" office:value-type="float" office:value="151" calcext:value-type="float">
            <text:p>15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2:.L152])" office:value-type="string" office:string-value="tops[25][1] = sliceData[151]" calcext:value-type="string">
            <text:p>tops[25][1] = sliceData[15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48]+1" office:value-type="float" office:value="25" calcext:value-type="float">
            <text:p>2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52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2]+1" office:value-type="float" office:value="152" calcext:value-type="float">
            <text:p>15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3:.L153])" office:value-type="string" office:string-value="tops[25][2] = sliceData[152]" calcext:value-type="string">
            <text:p>tops[25][2] = sliceData[15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53]" office:value-type="float" office:value="25" calcext:value-type="float">
            <text:p>2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53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3]+1" office:value-type="float" office:value="153" calcext:value-type="float">
            <text:p>15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4:.L154])" office:value-type="string" office:string-value="tops[25][3] = sliceData[153]" calcext:value-type="string">
            <text:p>tops[25][3] = sliceData[15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54]" office:value-type="float" office:value="25" calcext:value-type="float">
            <text:p>2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54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4]+1" office:value-type="float" office:value="154" calcext:value-type="float">
            <text:p>15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5:.L155])" office:value-type="string" office:string-value="tops[25][4] = sliceData[154]" calcext:value-type="string">
            <text:p>tops[25][4] = sliceData[15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55]" office:value-type="float" office:value="25" calcext:value-type="float">
            <text:p>25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55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5]+1" office:value-type="float" office:value="155" calcext:value-type="float">
            <text:p>15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6:.L156])" office:value-type="string" office:string-value="tops[25][5] = sliceData[155]" calcext:value-type="string">
            <text:p>tops[25][5] = sliceData[15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56]+1" office:value-type="float" office:value="26" calcext:value-type="float">
            <text:p>2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6]+1" office:value-type="float" office:value="156" calcext:value-type="float">
            <text:p>15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7:.L157])" office:value-type="string" office:string-value="tops[26][0] = sliceData[156]" calcext:value-type="string">
            <text:p>tops[26][0] = sliceData[15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57]" office:value-type="float" office:value="26" calcext:value-type="float">
            <text:p>2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57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7]+1" office:value-type="float" office:value="157" calcext:value-type="float">
            <text:p>15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8:.L158])" office:value-type="string" office:string-value="tops[26][1] = sliceData[157]" calcext:value-type="string">
            <text:p>tops[26][1] = sliceData[15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54]+1" office:value-type="float" office:value="26" calcext:value-type="float">
            <text:p>2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58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8]+1" office:value-type="float" office:value="158" calcext:value-type="float">
            <text:p>15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59:.L159])" office:value-type="string" office:string-value="tops[26][2] = sliceData[158]" calcext:value-type="string">
            <text:p>tops[26][2] = sliceData[15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59]" office:value-type="float" office:value="26" calcext:value-type="float">
            <text:p>2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59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59]+1" office:value-type="float" office:value="159" calcext:value-type="float">
            <text:p>15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0:.L160])" office:value-type="string" office:string-value="tops[26][3] = sliceData[159]" calcext:value-type="string">
            <text:p>tops[26][3] = sliceData[15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0]" office:value-type="float" office:value="26" calcext:value-type="float">
            <text:p>2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60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0]+1" office:value-type="float" office:value="160" calcext:value-type="float">
            <text:p>16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1:.L161])" office:value-type="string" office:string-value="tops[26][4] = sliceData[160]" calcext:value-type="string">
            <text:p>tops[26][4] = sliceData[16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1]" office:value-type="float" office:value="26" calcext:value-type="float">
            <text:p>26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61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1]+1" office:value-type="float" office:value="161" calcext:value-type="float">
            <text:p>16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2:.L162])" office:value-type="string" office:string-value="tops[26][5] = sliceData[161]" calcext:value-type="string">
            <text:p>tops[26][5] = sliceData[16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2]+1" office:value-type="float" office:value="27" calcext:value-type="float">
            <text:p>2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2]+1" office:value-type="float" office:value="162" calcext:value-type="float">
            <text:p>16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3:.L163])" office:value-type="string" office:string-value="tops[27][0] = sliceData[162]" calcext:value-type="string">
            <text:p>tops[27][0] = sliceData[16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3]" office:value-type="float" office:value="27" calcext:value-type="float">
            <text:p>2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63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3]+1" office:value-type="float" office:value="163" calcext:value-type="float">
            <text:p>16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4:.L164])" office:value-type="string" office:string-value="tops[27][1] = sliceData[163]" calcext:value-type="string">
            <text:p>tops[27][1] = sliceData[16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0]+1" office:value-type="float" office:value="27" calcext:value-type="float">
            <text:p>2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64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4]+1" office:value-type="float" office:value="164" calcext:value-type="float">
            <text:p>16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5:.L165])" office:value-type="string" office:string-value="tops[27][2] = sliceData[164]" calcext:value-type="string">
            <text:p>tops[27][2] = sliceData[16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5]" office:value-type="float" office:value="27" calcext:value-type="float">
            <text:p>2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65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5]+1" office:value-type="float" office:value="165" calcext:value-type="float">
            <text:p>16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6:.L166])" office:value-type="string" office:string-value="tops[27][3] = sliceData[165]" calcext:value-type="string">
            <text:p>tops[27][3] = sliceData[16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6]" office:value-type="float" office:value="27" calcext:value-type="float">
            <text:p>2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66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6]+1" office:value-type="float" office:value="166" calcext:value-type="float">
            <text:p>16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7:.L167])" office:value-type="string" office:string-value="tops[27][4] = sliceData[166]" calcext:value-type="string">
            <text:p>tops[27][4] = sliceData[16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7]" office:value-type="float" office:value="27" calcext:value-type="float">
            <text:p>27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67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7]+1" office:value-type="float" office:value="167" calcext:value-type="float">
            <text:p>16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8:.L168])" office:value-type="string" office:string-value="tops[27][5] = sliceData[167]" calcext:value-type="string">
            <text:p>tops[27][5] = sliceData[16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8]+1" office:value-type="float" office:value="28" calcext:value-type="float">
            <text:p>2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8]+1" office:value-type="float" office:value="168" calcext:value-type="float">
            <text:p>16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69:.L169])" office:value-type="string" office:string-value="tops[28][0] = sliceData[168]" calcext:value-type="string">
            <text:p>tops[28][0] = sliceData[16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9]" office:value-type="float" office:value="28" calcext:value-type="float">
            <text:p>2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69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69]+1" office:value-type="float" office:value="169" calcext:value-type="float">
            <text:p>16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0:.L170])" office:value-type="string" office:string-value="tops[28][1] = sliceData[169]" calcext:value-type="string">
            <text:p>tops[28][1] = sliceData[16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66]+1" office:value-type="float" office:value="28" calcext:value-type="float">
            <text:p>2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70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0]+1" office:value-type="float" office:value="170" calcext:value-type="float">
            <text:p>17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1:.L171])" office:value-type="string" office:string-value="tops[28][2] = sliceData[170]" calcext:value-type="string">
            <text:p>tops[28][2] = sliceData[17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1]" office:value-type="float" office:value="28" calcext:value-type="float">
            <text:p>2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71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1]+1" office:value-type="float" office:value="171" calcext:value-type="float">
            <text:p>17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2:.L172])" office:value-type="string" office:string-value="tops[28][3] = sliceData[171]" calcext:value-type="string">
            <text:p>tops[28][3] = sliceData[17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2]" office:value-type="float" office:value="28" calcext:value-type="float">
            <text:p>2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72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2]+1" office:value-type="float" office:value="172" calcext:value-type="float">
            <text:p>17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3:.L173])" office:value-type="string" office:string-value="tops[28][4] = sliceData[172]" calcext:value-type="string">
            <text:p>tops[28][4] = sliceData[17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3]" office:value-type="float" office:value="28" calcext:value-type="float">
            <text:p>28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73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3]+1" office:value-type="float" office:value="173" calcext:value-type="float">
            <text:p>17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4:.L174])" office:value-type="string" office:string-value="tops[28][5] = sliceData[173]" calcext:value-type="string">
            <text:p>tops[28][5] = sliceData[17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4]+1" office:value-type="float" office:value="29" calcext:value-type="float">
            <text:p>2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4]+1" office:value-type="float" office:value="174" calcext:value-type="float">
            <text:p>17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5:.L175])" office:value-type="string" office:string-value="tops[29][0] = sliceData[174]" calcext:value-type="string">
            <text:p>tops[29][0] = sliceData[17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5]" office:value-type="float" office:value="29" calcext:value-type="float">
            <text:p>2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75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5]+1" office:value-type="float" office:value="175" calcext:value-type="float">
            <text:p>17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6:.L176])" office:value-type="string" office:string-value="tops[29][1] = sliceData[175]" calcext:value-type="string">
            <text:p>tops[29][1] = sliceData[17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2]+1" office:value-type="float" office:value="29" calcext:value-type="float">
            <text:p>2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76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6]+1" office:value-type="float" office:value="176" calcext:value-type="float">
            <text:p>17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7:.L177])" office:value-type="string" office:string-value="tops[29][2] = sliceData[176]" calcext:value-type="string">
            <text:p>tops[29][2] = sliceData[17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7]" office:value-type="float" office:value="29" calcext:value-type="float">
            <text:p>2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77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7]+1" office:value-type="float" office:value="177" calcext:value-type="float">
            <text:p>17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8:.L178])" office:value-type="string" office:string-value="tops[29][3] = sliceData[177]" calcext:value-type="string">
            <text:p>tops[29][3] = sliceData[17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8]" office:value-type="float" office:value="29" calcext:value-type="float">
            <text:p>2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78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8]+1" office:value-type="float" office:value="178" calcext:value-type="float">
            <text:p>17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79:.L179])" office:value-type="string" office:string-value="tops[29][4] = sliceData[178]" calcext:value-type="string">
            <text:p>tops[29][4] = sliceData[17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9]" office:value-type="float" office:value="29" calcext:value-type="float">
            <text:p>29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79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79]+1" office:value-type="float" office:value="179" calcext:value-type="float">
            <text:p>17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0:.L180])" office:value-type="string" office:string-value="tops[29][5] = sliceData[179]" calcext:value-type="string">
            <text:p>tops[29][5] = sliceData[17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80]+1" office:value-type="float" office:value="30" calcext:value-type="float">
            <text:p>3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0]+1" office:value-type="float" office:value="180" calcext:value-type="float">
            <text:p>18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1:.L181])" office:value-type="string" office:string-value="tops[30][0] = sliceData[180]" calcext:value-type="string">
            <text:p>tops[30][0] = sliceData[18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81]" office:value-type="float" office:value="30" calcext:value-type="float">
            <text:p>3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81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1]+1" office:value-type="float" office:value="181" calcext:value-type="float">
            <text:p>18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2:.L182])" office:value-type="string" office:string-value="tops[30][1] = sliceData[181]" calcext:value-type="string">
            <text:p>tops[30][1] = sliceData[18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78]+1" office:value-type="float" office:value="30" calcext:value-type="float">
            <text:p>3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82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2]+1" office:value-type="float" office:value="182" calcext:value-type="float">
            <text:p>18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3:.L183])" office:value-type="string" office:string-value="tops[30][2] = sliceData[182]" calcext:value-type="string">
            <text:p>tops[30][2] = sliceData[18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83]" office:value-type="float" office:value="30" calcext:value-type="float">
            <text:p>3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83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3]+1" office:value-type="float" office:value="183" calcext:value-type="float">
            <text:p>18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4:.L184])" office:value-type="string" office:string-value="tops[30][3] = sliceData[183]" calcext:value-type="string">
            <text:p>tops[30][3] = sliceData[18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84]" office:value-type="float" office:value="30" calcext:value-type="float">
            <text:p>3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84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4]+1" office:value-type="float" office:value="184" calcext:value-type="float">
            <text:p>18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5:.L185])" office:value-type="string" office:string-value="tops[30][4] = sliceData[184]" calcext:value-type="string">
            <text:p>tops[30][4] = sliceData[18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85]" office:value-type="float" office:value="30" calcext:value-type="float">
            <text:p>30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85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5]+1" office:value-type="float" office:value="185" calcext:value-type="float">
            <text:p>18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6:.L186])" office:value-type="string" office:string-value="tops[30][5] = sliceData[185]" calcext:value-type="string">
            <text:p>tops[30][5] = sliceData[18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86]+1" office:value-type="float" office:value="31" calcext:value-type="float">
            <text:p>3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6]+1" office:value-type="float" office:value="186" calcext:value-type="float">
            <text:p>18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7:.L187])" office:value-type="string" office:string-value="tops[31][0] = sliceData[186]" calcext:value-type="string">
            <text:p>tops[31][0] = sliceData[18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87]" office:value-type="float" office:value="31" calcext:value-type="float">
            <text:p>3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87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7]+1" office:value-type="float" office:value="187" calcext:value-type="float">
            <text:p>18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8:.L188])" office:value-type="string" office:string-value="tops[31][1] = sliceData[187]" calcext:value-type="string">
            <text:p>tops[31][1] = sliceData[18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84]+1" office:value-type="float" office:value="31" calcext:value-type="float">
            <text:p>3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88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8]+1" office:value-type="float" office:value="188" calcext:value-type="float">
            <text:p>18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89:.L189])" office:value-type="string" office:string-value="tops[31][2] = sliceData[188]" calcext:value-type="string">
            <text:p>tops[31][2] = sliceData[18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89]" office:value-type="float" office:value="31" calcext:value-type="float">
            <text:p>3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89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89]+1" office:value-type="float" office:value="189" calcext:value-type="float">
            <text:p>18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0:.L190])" office:value-type="string" office:string-value="tops[31][3] = sliceData[189]" calcext:value-type="string">
            <text:p>tops[31][3] = sliceData[18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0]" office:value-type="float" office:value="31" calcext:value-type="float">
            <text:p>3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90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0]+1" office:value-type="float" office:value="190" calcext:value-type="float">
            <text:p>19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1:.L191])" office:value-type="string" office:string-value="tops[31][4] = sliceData[190]" calcext:value-type="string">
            <text:p>tops[31][4] = sliceData[19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1]" office:value-type="float" office:value="31" calcext:value-type="float">
            <text:p>31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91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1]+1" office:value-type="float" office:value="191" calcext:value-type="float">
            <text:p>19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2:.L192])" office:value-type="string" office:string-value="tops[31][5] = sliceData[191]" calcext:value-type="string">
            <text:p>tops[31][5] = sliceData[19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2]+1" office:value-type="float" office:value="32" calcext:value-type="float">
            <text:p>3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2]+1" office:value-type="float" office:value="192" calcext:value-type="float">
            <text:p>19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3:.L193])" office:value-type="string" office:string-value="tops[32][0] = sliceData[192]" calcext:value-type="string">
            <text:p>tops[32][0] = sliceData[19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3]" office:value-type="float" office:value="32" calcext:value-type="float">
            <text:p>3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93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3]+1" office:value-type="float" office:value="193" calcext:value-type="float">
            <text:p>19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4:.L194])" office:value-type="string" office:string-value="tops[32][1] = sliceData[193]" calcext:value-type="string">
            <text:p>tops[32][1] = sliceData[19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0]+1" office:value-type="float" office:value="32" calcext:value-type="float">
            <text:p>3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94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4]+1" office:value-type="float" office:value="194" calcext:value-type="float">
            <text:p>194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5:.L195])" office:value-type="string" office:string-value="tops[32][2] = sliceData[194]" calcext:value-type="string">
            <text:p>tops[32][2] = sliceData[194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5]" office:value-type="float" office:value="32" calcext:value-type="float">
            <text:p>3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95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5]+1" office:value-type="float" office:value="195" calcext:value-type="float">
            <text:p>195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6:.L196])" office:value-type="string" office:string-value="tops[32][3] = sliceData[195]" calcext:value-type="string">
            <text:p>tops[32][3] = sliceData[195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6]" office:value-type="float" office:value="32" calcext:value-type="float">
            <text:p>3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96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6]+1" office:value-type="float" office:value="196" calcext:value-type="float">
            <text:p>196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7:.L197])" office:value-type="string" office:string-value="tops[32][4] = sliceData[196]" calcext:value-type="string">
            <text:p>tops[32][4] = sliceData[196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7]" office:value-type="float" office:value="32" calcext:value-type="float">
            <text:p>32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97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7]+1" office:value-type="float" office:value="197" calcext:value-type="float">
            <text:p>197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8:.L198])" office:value-type="string" office:string-value="tops[32][5] = sliceData[197]" calcext:value-type="string">
            <text:p>tops[32][5] = sliceData[197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8]+1" office:value-type="float" office:value="33" calcext:value-type="float">
            <text:p>3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8]+1" office:value-type="float" office:value="198" calcext:value-type="float">
            <text:p>198</text:p>
          </table:table-cell>
          <table:table-cell table:style-name="ce4" office:value-type="string" calcext:value-type="string">
            <text:p>]</text:p>
          </table:table-cell>
          <table:table-cell table:formula="of:=COM.MICROSOFT.CONCAT([.E199:.L199])" office:value-type="string" office:string-value="tops[33][0] = sliceData[198]" calcext:value-type="string">
            <text:p>tops[33][0] = sliceData[198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9]" office:value-type="float" office:value="33" calcext:value-type="float">
            <text:p>3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199]+1" office:value-type="float" office:value="1" calcext:value-type="float">
            <text:p>1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199]+1" office:value-type="float" office:value="199" calcext:value-type="float">
            <text:p>199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00:.L200])" office:value-type="string" office:string-value="tops[33][1] = sliceData[199]" calcext:value-type="string">
            <text:p>tops[33][1] = sliceData[199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196]+1" office:value-type="float" office:value="33" calcext:value-type="float">
            <text:p>3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00]+1" office:value-type="float" office:value="2" calcext:value-type="float">
            <text:p>2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00]+1" office:value-type="float" office:value="200" calcext:value-type="float">
            <text:p>200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01:.L201])" office:value-type="string" office:string-value="tops[33][2] = sliceData[200]" calcext:value-type="string">
            <text:p>tops[33][2] = sliceData[200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01]" office:value-type="float" office:value="33" calcext:value-type="float">
            <text:p>3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01]+1" office:value-type="float" office:value="3" calcext:value-type="float">
            <text:p>3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01]+1" office:value-type="float" office:value="201" calcext:value-type="float">
            <text:p>201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02:.L202])" office:value-type="string" office:string-value="tops[33][3] = sliceData[201]" calcext:value-type="string">
            <text:p>tops[33][3] = sliceData[201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02]" office:value-type="float" office:value="33" calcext:value-type="float">
            <text:p>3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02]+1" office:value-type="float" office:value="4" calcext:value-type="float">
            <text:p>4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02]+1" office:value-type="float" office:value="202" calcext:value-type="float">
            <text:p>202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03:.L203])" office:value-type="string" office:string-value="tops[33][4] = sliceData[202]" calcext:value-type="string">
            <text:p>tops[33][4] = sliceData[202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ops[</text:p>
          </table:table-cell>
          <table:table-cell table:style-name="ce3" table:formula="of:=[.F203]" office:value-type="float" office:value="33" calcext:value-type="float">
            <text:p>33</text:p>
          </table:table-cell>
          <table:table-cell table:style-name="ce4" office:value-type="string" calcext:value-type="string">
            <text:p>]</text:p>
          </table:table-cell>
          <table:table-cell table:style-name="ce6" office:value-type="string" calcext:value-type="string">
            <text:p>[</text:p>
          </table:table-cell>
          <table:table-cell table:style-name="ce3" table:formula="of:=[.I203]+1" office:value-type="float" office:value="5" calcext:value-type="float">
            <text:p>5</text:p>
          </table:table-cell>
          <table:table-cell table:style-name="ce3" office:value-type="string" calcext:value-type="string">
            <text:p>] = sliceData[</text:p>
          </table:table-cell>
          <table:table-cell table:style-name="ce3" table:formula="of:=[.K203]+1" office:value-type="float" office:value="203" calcext:value-type="float">
            <text:p>203</text:p>
          </table:table-cell>
          <table:table-cell table:style-name="ce4" office:value-type="string" calcext:value-type="string">
            <text:p>]</text:p>
          </table:table-cell>
          <table:table-cell table:formula="of:=COM.MICROSOFT.CONCAT([.E204:.L204])" office:value-type="string" office:string-value="tops[33][5] = sliceData[203]" calcext:value-type="string">
            <text:p>tops[33][5] = sliceData[203]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number-columns-repeated="5"/>
          <table:table-cell table:style-name="ce3" table:formula="of:=[.F204]+1" office:value-type="float" office:value="34" calcext:value-type="float">
            <text:p>34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table:formula="of:=[.F205]" office:value-type="float" office:value="34" calcext:value-type="float">
            <text:p>34</text:p>
          </table:table-cell>
          <table:table-cell table:number-columns-repeated="2"/>
          <table:table-cell table:style-name="ce3" table:formula="of:=[.I205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table:formula="of:=[.F202]+1" office:value-type="float" office:value="34" calcext:value-type="float">
            <text:p>34</text:p>
          </table:table-cell>
          <table:table-cell table:number-columns-repeated="2"/>
          <table:table-cell table:style-name="ce3" table:formula="of:=[.I206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table:formula="of:=[.F207]" office:value-type="float" office:value="34" calcext:value-type="float">
            <text:p>34</text:p>
          </table:table-cell>
          <table:table-cell table:number-columns-repeated="2"/>
          <table:table-cell table:style-name="ce3" table:formula="of:=[.I207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table:formula="of:=[.F208]" office:value-type="float" office:value="34" calcext:value-type="float">
            <text:p>34</text:p>
          </table:table-cell>
          <table:table-cell table:number-columns-repeated="2"/>
          <table:table-cell table:style-name="ce3" table:formula="of:=[.I208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table:formula="of:=[.F209]" office:value-type="float" office:value="34" calcext:value-type="float">
            <text:p>34</text:p>
          </table:table-cell>
          <table:table-cell table:number-columns-repeated="2"/>
          <table:table-cell table:style-name="ce3" table:formula="of:=[.I209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table:formula="of:=[.F210]+1" office:value-type="float" office:value="35" calcext:value-type="float">
            <text:p>35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table:formula="of:=[.F211]" office:value-type="float" office:value="35" calcext:value-type="float">
            <text:p>35</text:p>
          </table:table-cell>
          <table:table-cell table:number-columns-repeated="2"/>
          <table:table-cell table:style-name="ce3" table:formula="of:=[.I211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12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13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14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17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1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1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20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21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24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2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26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27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28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31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32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33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34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35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38]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39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table:formula="of:=[.I240]+1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104833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number:min-decimal-places="14" number:min-integer-digits="1"/>
    </number:number-style>
    <number:number-style style:name="N105">
      <number:number number:decimal-places="15" number:min-decimal-places="15" number:min-integer-digits="1"/>
    </number:number-style>
    <number:number-style style:name="N106">
      <number:number number:decimal-places="16" number:min-decimal-places="16" number:min-integer-digits="1"/>
    </number:number-style>
    <number:number-style style:name="N107">
      <number:number number:decimal-places="17" number:min-decimal-places="17" number:min-integer-digits="1"/>
    </number:number-style>
    <number:number-style style:name="N108">
      <number:number number:decimal-places="18" number:min-decimal-places="18" number:min-integer-digits="1"/>
    </number:number-style>
    <number:number-style style:name="N109">
      <number:number number:decimal-places="19" number:min-decimal-places="19" number:min-integer-digits="1"/>
    </number:number-style>
    <number:number-style style:name="N110">
      <number:number number:decimal-places="20" number:min-decimal-places="20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 style:data-style-name="N2" text:time-value="18:15:16.959179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8:15:18.919621239</meta:creation-date>
    <meta:editing-duration>PT9M12S</meta:editing-duration>
    <meta:editing-cycles>2</meta:editing-cycles>
    <meta:generator>LibreOffice/7.0.4.2$Linux_X86_64 LibreOffice_project/00$Build-2</meta:generator>
    <dc:date>2022-10-17T18:34:51.768525294</dc:date>
    <meta:document-statistic meta:table-count="1" meta:cell-count="2085" meta:object-count="0"/>
  </office:meta>
</office:document-meta>
</file>